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668e" officeooo:paragraph-rsid="001b6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edido de datos punteo: </text:p>
      <text:p text:style-name="P1"/>
      <text:p text:style-name="P1"/>
      <text:p text:style-name="P1">Tema 1: Reducción de la escala de series de recursos primarios a partir de modelos de CIMP6. </text:p>
      <text:p text:style-name="P1"/>
      <text:p text:style-name="P1">Los datos son públicos, no obstante, es necesario teenr una guía para determinar cuales son las series prioritarias en los objetivos de UTE. En particular, se solicita: </text:p>
      <text:p text:style-name="P1"><text:tab/>- lista series más relevantes para Uruguay</text:p>
      <text:p text:style-name="P1"><text:tab/>- lista de modelos confiables para Uruguay</text:p>
      <text:p text:style-name="P1"><text:tab/>- resolución objetivo para las series finales</text:p>
      <text:p text:style-name="P1"/>
      <text:p text:style-name="P1"/>
      <text:p text:style-name="P1">Tema 2: Relación entre recursos primarios y generación de energía </text:p>
      <text:p text:style-name="P1"/>
      <text:p text:style-name="P1">UTE cuenta con modelos que vinculan la generación por fuentes con los recursos primarios. En este punto el proyecto precisa los datos que son utilizados para esos modelos. A su vez, <text:s/>deseable tener una descripción del modelo para tener una base de comparación. </text:p>
      <text:p text:style-name="P1">En particular se solicita: </text:p>
      <text:p text:style-name="P1"><text:tab/>- series historicas de recursos primarios </text:p>
      <text:p text:style-name="P1"><text:tab/>- series historicas de generación de energia electrica por fuente </text:p>
      <text:p text:style-name="P1"><text:tab/>- algún modelo base utilizado actualmente para modelar la genración en función de los recursos primarios. </text:p>
      <text:p text:style-name="P1"/>
      <text:p text:style-name="P1">(para estos datos: donde? periodo? frecuencia?) </text:p>
      <text:p text:style-name="P1"/>
      <text:p text:style-name="P1"/>
      <text:p text:style-name="P1"/>
      <text:p text:style-name="P1">Tema 3: Extremos, creo que no precisamos info extra a lo que ya pedim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4T09:04:57.623294568</meta:creation-date>
    <dc:date>2023-05-24T09:16:53.148255073</dc:date>
    <meta:editing-duration>PT45S</meta:editing-duration>
    <meta:editing-cycles>1</meta:editing-cycles>
    <meta:document-statistic meta:table-count="0" meta:image-count="0" meta:object-count="0" meta:page-count="1" meta:paragraph-count="14" meta:word-count="178" meta:character-count="1108" meta:non-whitespace-character-count="927"/>
    <meta:generator>LibreOffice/6.0.7.3$Linux_X86_64 LibreOffice_project/00m0$Build-3</meta:generator>
  </office:meta>
</office:document-meta>
</file>